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re_20_Chapitre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  <style:text-properties style:font-name="Arial" fo:font-size="18pt" officeooo:paragraph-rsid="00561783" style:font-size-asian="18pt" style:font-size-complex="18pt"/>
    </style:style>
    <style:style style:name="P2" style:family="paragraph" style:parent-style-name="Standard">
      <style:text-properties officeooo:paragraph-rsid="0057771a"/>
    </style:style>
    <style:style style:name="P3" style:family="paragraph" style:parent-style-name="Standard">
      <style:text-properties officeooo:paragraph-rsid="005d92b8"/>
    </style:style>
    <style:style style:name="P4" style:family="paragraph" style:parent-style-name="Standard">
      <style:text-properties officeooo:paragraph-rsid="005e4604"/>
    </style:style>
    <style:style style:name="P5" style:family="paragraph" style:parent-style-name="Standard">
      <style:text-properties officeooo:paragraph-rsid="0061df81"/>
    </style:style>
    <style:style style:name="P6" style:family="paragraph" style:parent-style-name="Standard">
      <style:text-properties style:font-name="Times New Roman" fo:font-size="4pt" fo:font-style="normal" style:font-size-asian="3.5pt" style:font-style-asian="normal" style:font-size-complex="4pt" style:font-style-complex="normal"/>
    </style:style>
    <style:style style:name="P7" style:family="paragraph" style:parent-style-name="Exo_20_I_29_" style:list-style-name="Numbering_20_4">
      <style:text-properties officeooo:paragraph-rsid="00638490"/>
    </style:style>
    <style:style style:name="P8" style:family="paragraph" style:parent-style-name="Exo_20_I_29_" style:list-style-name="Numbering_20_4">
      <style:text-properties officeooo:paragraph-rsid="0063f950"/>
    </style:style>
    <style:style style:name="P9" style:family="paragraph" style:parent-style-name="Exo_20_I_29_" style:list-style-name="Numbering_20_4">
      <style:text-properties officeooo:paragraph-rsid="00670614"/>
    </style:style>
    <style:style style:name="P10" style:family="paragraph" style:parent-style-name="Exo_20_I_29_" style:list-style-name="Numbering_20_4">
      <style:text-properties officeooo:paragraph-rsid="006ac238"/>
    </style:style>
    <style:style style:name="P11" style:family="paragraph" style:parent-style-name="Exo_20_I_29_" style:list-style-name="Numbering_20_4">
      <style:text-properties officeooo:paragraph-rsid="0069c372"/>
    </style:style>
    <style:style style:name="P12" style:family="paragraph" style:parent-style-name="Exo_20_I_29_" style:list-style-name="Numbering_20_4">
      <style:text-properties officeooo:rsid="0057771a" officeooo:paragraph-rsid="00638490"/>
    </style:style>
    <style:style style:name="P13" style:family="paragraph" style:parent-style-name="Standard" style:list-style-name="Numbering_20_4">
      <style:paragraph-properties fo:padding="0.049cm" fo:border-left="none" fo:border-right="none" fo:border-top="0.99pt solid #000000" fo:border-bottom="none"/>
      <style:text-properties officeooo:paragraph-rsid="00638490"/>
    </style:style>
    <style:style style:name="T1" style:family="text">
      <style:text-properties officeooo:rsid="0018f107"/>
    </style:style>
    <style:style style:name="T2" style:family="text">
      <style:text-properties officeooo:rsid="004503c8"/>
    </style:style>
    <style:style style:name="T3" style:family="text">
      <style:text-properties fo:font-size="12pt" fo:language="fr" fo:country="FR" officeooo:rsid="00561783" style:font-size-asian="12pt" style:font-size-complex="12pt"/>
    </style:style>
    <style:style style:name="T4" style:family="text">
      <style:text-properties fo:font-size="12pt" fo:language="fr" fo:country="FR" officeooo:rsid="005e4604" style:font-size-asian="12pt" style:font-size-complex="12pt"/>
    </style:style>
    <style:style style:name="T5" style:family="text">
      <style:text-properties fo:font-size="12pt" fo:language="fr" fo:country="FR" officeooo:rsid="0061df81" style:font-size-asian="12pt" style:font-size-complex="12pt"/>
    </style:style>
    <style:style style:name="T6" style:family="text">
      <style:text-properties fo:font-size="12pt" fo:language="fr" fo:country="FR" officeooo:rsid="0068e373" style:font-size-asian="12pt" style:font-size-complex="12pt"/>
    </style:style>
    <style:style style:name="T7" style:family="text">
      <style:text-properties style:text-position="sub 58%" style:font-name="Times New Roman" officeooo:rsid="005b50c8" style:font-name-asian="Lucida Sans Unicode" style:font-name-complex="Tahoma"/>
    </style:style>
    <style:style style:name="T8" style:family="text">
      <style:text-properties style:text-position="sub 58%" style:font-name="Times New Roman" fo:font-size="12pt" fo:language="fr" fo:country="FR" officeooo:rsid="005b50c8" style:font-name-asian="Lucida Sans Unicode" style:font-size-asian="12pt" style:font-name-complex="Tahoma" style:font-size-complex="12pt"/>
    </style:style>
    <style:style style:name="T9" style:family="text">
      <style:text-properties officeooo:rsid="00561783"/>
    </style:style>
    <style:style style:name="T10" style:family="text">
      <style:text-properties fo:text-transform="uppercase" fo:font-weight="bold" officeooo:rsid="00742417" style:font-weight-asian="bold" style:font-weight-complex="bold"/>
    </style:style>
    <style:style style:name="T11" style:family="text">
      <style:text-properties fo:text-transform="uppercase" fo:font-weight="bold" officeooo:rsid="00907525" style:font-weight-asian="bold" style:font-weight-complex="bold"/>
    </style:style>
    <style:style style:name="T12" style:family="text">
      <style:text-properties fo:text-transform="uppercase" fo:font-weight="bold" officeooo:rsid="0069f9fe" style:font-weight-asian="bold" style:font-weight-complex="bold"/>
    </style:style>
    <style:style style:name="T13" style:family="text">
      <style:text-properties fo:text-transform="uppercase" fo:font-weight="bold" officeooo:rsid="006bfaef" style:font-weight-asian="bold" style:font-weight-complex="bold"/>
    </style:style>
    <style:style style:name="T14" style:family="text">
      <style:text-properties fo:text-transform="uppercase" fo:font-weight="bold" officeooo:rsid="006855d6" style:font-name-asian="Times New Roman1" style:font-weight-asian="bold" style:font-name-complex="Times New Roman1" style:font-weight-complex="bold"/>
    </style:style>
    <style:style style:name="T15" style:family="text">
      <style:text-properties officeooo:rsid="004e35c7"/>
    </style:style>
    <style:style style:name="T16" style:family="text">
      <style:text-properties style:font-name="OpenSymbol" officeooo:rsid="00561783" style:font-name-asian="OpenSymbol" style:font-name-complex="OpenSymbol"/>
    </style:style>
    <style:style style:name="T17" style:family="text">
      <style:text-properties style:font-name="OpenSymbol" fo:font-size="12pt" fo:language="fr" fo:country="FR" officeooo:rsid="00561783" style:font-name-asian="OpenSymbol" style:font-size-asian="12pt" style:font-name-complex="OpenSymbol" style:font-size-complex="12pt"/>
    </style:style>
    <style:style style:name="T18" style:family="text">
      <style:text-properties style:font-name="Times New Roman" officeooo:rsid="00561783" style:font-name-asian="Lucida Sans Unicode" style:font-name-complex="Tahoma"/>
    </style:style>
    <style:style style:name="T19" style:family="text">
      <style:text-properties style:font-name="Times New Roman" officeooo:rsid="00573118" style:font-name-asian="Lucida Sans Unicode" style:font-name-complex="Tahoma"/>
    </style:style>
    <style:style style:name="T20" style:family="text">
      <style:text-properties style:font-name="Times New Roman" officeooo:rsid="004e35c7" style:font-name-asian="Lucida Sans Unicode" style:font-name-complex="Tahoma"/>
    </style:style>
    <style:style style:name="T21" style:family="text">
      <style:text-properties style:font-name="Times New Roman" officeooo:rsid="005a2570" style:font-name-asian="Lucida Sans Unicode" style:font-name-complex="Tahoma"/>
    </style:style>
    <style:style style:name="T22" style:family="text">
      <style:text-properties style:font-name="Times New Roman" officeooo:rsid="0057771a" style:font-name-asian="Lucida Sans Unicode" style:font-name-complex="Tahoma"/>
    </style:style>
    <style:style style:name="T23" style:family="text">
      <style:text-properties style:font-name="Times New Roman" officeooo:rsid="005b50c8" style:font-name-asian="Lucida Sans Unicode" style:font-name-complex="Tahoma"/>
    </style:style>
    <style:style style:name="T24" style:family="text">
      <style:text-properties style:font-name="Times New Roman" officeooo:rsid="005d92b8" style:font-name-asian="Lucida Sans Unicode" style:font-name-complex="Tahoma"/>
    </style:style>
    <style:style style:name="T25" style:family="text">
      <style:text-properties style:font-name="Times New Roman" officeooo:rsid="005e4604" style:font-name-asian="Lucida Sans Unicode" style:font-name-complex="Tahoma"/>
    </style:style>
    <style:style style:name="T26" style:family="text">
      <style:text-properties style:font-name="Times New Roman" fo:font-size="12pt" fo:language="fr" fo:country="FR" officeooo:rsid="005829c3" style:font-name-asian="Lucida Sans Unicode" style:font-size-asian="12pt" style:font-name-complex="Tahoma" style:font-size-complex="12pt"/>
    </style:style>
    <style:style style:name="T27" style:family="text">
      <style:text-properties style:font-name="Times New Roman" fo:font-size="12pt" fo:language="fr" fo:country="FR" officeooo:rsid="005a2570" style:font-name-asian="Lucida Sans Unicode" style:font-size-asian="12pt" style:font-name-complex="Tahoma" style:font-size-complex="12pt"/>
    </style:style>
    <style:style style:name="T28" style:family="text">
      <style:text-properties style:font-name="Times New Roman" fo:font-size="12pt" fo:language="fr" fo:country="FR" officeooo:rsid="005b50c8" style:font-name-asian="Lucida Sans Unicode" style:font-size-asian="12pt" style:font-name-complex="Tahoma" style:font-size-complex="12pt"/>
    </style:style>
    <style:style style:name="T29" style:family="text">
      <style:text-properties style:font-name="Times New Roman" fo:font-size="12pt" fo:language="fr" fo:country="FR" officeooo:rsid="005d92b8" style:font-name-asian="Lucida Sans Unicode" style:font-size-asian="12pt" style:font-name-complex="Tahoma" style:font-size-complex="12pt"/>
    </style:style>
    <style:style style:name="T30" style:family="text">
      <style:text-properties style:font-name="Times New Roman" fo:font-size="12pt" fo:language="fr" fo:country="FR" officeooo:rsid="00573118" style:font-name-asian="Lucida Sans Unicode" style:font-size-asian="12pt" style:font-name-complex="Tahoma" style:font-size-complex="12pt"/>
    </style:style>
    <style:style style:name="T31" style:family="text">
      <style:text-properties style:font-name="Times New Roman" fo:font-size="12pt" fo:language="fr" fo:country="FR" officeooo:rsid="004e35c7" style:font-name-asian="Lucida Sans Unicode" style:font-size-asian="12pt" style:font-name-complex="Tahoma" style:font-size-complex="12pt"/>
    </style:style>
    <style:style style:name="T32" style:family="text">
      <style:text-properties style:font-name="Times New Roman" fo:font-size="12pt" fo:language="fr" fo:country="FR" officeooo:rsid="00561783" style:font-name-asian="Lucida Sans Unicode" style:font-size-asian="12pt" style:font-name-complex="Tahoma" style:font-size-complex="12pt"/>
    </style:style>
    <style:style style:name="T33" style:family="text">
      <style:text-properties style:font-name="Times New Roman" fo:font-size="12pt" fo:language="fr" fo:country="FR" officeooo:rsid="0061df81" style:font-name-asian="Lucida Sans Unicode" style:font-size-asian="12pt" style:font-name-complex="Tahoma" style:font-size-complex="12pt"/>
    </style:style>
    <style:style style:name="T34" style:family="text">
      <style:text-properties style:font-name="Times New Roman" fo:font-size="12pt" fo:language="fr" fo:country="FR" officeooo:rsid="00638490" style:font-name-asian="Lucida Sans Unicode" style:font-size-asian="12pt" style:font-name-complex="Tahoma" style:font-size-complex="12pt"/>
    </style:style>
    <style:style style:name="T35" style:family="text">
      <style:text-properties style:font-name="Times New Roman" fo:font-size="12pt" fo:language="fr" fo:country="FR" officeooo:rsid="0068de67" style:font-name-asian="Lucida Sans Unicode" style:font-size-asian="12pt" style:font-name-complex="Tahoma" style:font-size-complex="12pt"/>
    </style:style>
    <style:style style:name="T36" style:family="text">
      <style:text-properties style:font-name="Times New Roman" fo:font-size="12pt" fo:language="fr" fo:country="FR" officeooo:rsid="0069c372" style:font-name-asian="Lucida Sans Unicode" style:font-size-asian="12pt" style:font-name-complex="Tahoma" style:font-size-complex="12pt"/>
    </style:style>
    <style:style style:name="T37" style:family="text">
      <style:text-properties style:font-name="Times New Roman" fo:font-size="12pt" fo:language="fr" fo:country="FR" officeooo:rsid="00561783" style:font-name-asian="OpenSymbol" style:font-size-asian="12pt" style:font-name-complex="OpenSymbol" style:font-size-complex="12pt"/>
    </style:style>
    <style:style style:name="T38" style:family="text">
      <style:text-properties style:font-name="Times New Roman" fo:font-size="12pt" fo:language="fr" fo:country="FR" officeooo:rsid="00603b31" style:font-name-asian="OpenSymbol" style:font-size-asian="12pt" style:font-name-complex="OpenSymbol" style:font-size-complex="12pt"/>
    </style:style>
    <style:style style:name="T39" style:family="text">
      <style:text-properties style:font-name="Times New Roman" fo:font-size="12pt" fo:language="fr" fo:country="FR" officeooo:rsid="0069c372" style:font-name-asian="OpenSymbol" style:font-size-asian="12pt" style:font-name-complex="OpenSymbol" style:font-size-complex="12pt"/>
    </style:style>
    <style:style style:name="T40" style:family="text">
      <style:text-properties style:font-name="Times New Roman" officeooo:rsid="00561783" style:font-name-asian="OpenSymbol" style:font-name-complex="OpenSymbol"/>
    </style:style>
    <style:style style:name="T41" style:family="text">
      <style:text-properties style:font-name="Times New Roman" officeooo:rsid="00603b31" style:font-name-asian="OpenSymbol" style:font-name-complex="OpenSymbol"/>
    </style:style>
    <style:style style:name="T42" style:family="text">
      <style:text-properties officeooo:rsid="00573118"/>
    </style:style>
    <style:style style:name="T43" style:family="text">
      <style:text-properties officeooo:rsid="005e4604"/>
    </style:style>
    <style:style style:name="T44" style:family="text">
      <style:text-properties officeooo:rsid="00670614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D</text:span><text:span text:style-name="T11">roites parallèles </text:span><text:span text:style-name="T14">−</text:span><text:span text:style-name="T11"> droites perpendiculaires</text:span><text:tab/><text:span text:style-name="T13">3</text:span>.<text:span text:style-name="T12">1</text:span></text:p>
      <text:p text:style-name="P6"/>
      <text:section text:style-name="Sect1" text:name="Section1">
        <text:list xml:id="list494254992" text:style-name="Numbering_20_4">
          <text:list-item>
            <text:p text:style-name="P7"><text:span text:style-name="T1">Soit un </text:span><text:span text:style-name="T3">rectangle ABCD</text:span><text:span text:style-name="T1"> tel que AB = 8 cm </text:span><text:span text:style-name="T9">et AD = 4 cm</text:span><text:span text:style-name="T1">. On appelle </text:span><text:span text:style-name="T2">(</text:span><text:span text:style-name="T1">d</text:span><text:span text:style-name="T2">)</text:span><text:span text:style-name="T1"> la </text:span><text:span text:style-name="T3">parallèle à la diagonale </text:span><text:span text:style-name="T2">[</text:span><text:span text:style-name="T3">BD</text:span><text:span text:style-name="T2">]</text:span><text:span text:style-name="T1"> </text:span><text:span text:style-name="T9">passant par A </text:span><text:span text:style-name="T1">et </text:span><text:span text:style-name="T2">(</text:span><text:span text:style-name="T1">d’</text:span><text:span text:style-name="T2">)</text:span><text:span text:style-name="T1"> </text:span><text:span text:style-name="T9">la perpendiculaire à </text:span><text:span text:style-name="T2">[</text:span><text:span text:style-name="T3">BD</text:span><text:span text:style-name="T2">] </text:span><text:span text:style-name="T9">passant par C</text:span><text:span text:style-name="T1">.<text:line-break/></text:span><text:span text:style-name="T42">Faire une figure puis compléter la démonstration ci-dessous pour montrer </text:span><text:span text:style-name="T15">que (d) </text:span><text:span text:style-name="T9">et (d’) sont</text:span><text:span text:style-name="T15"> perpendiculaire</text:span><text:span text:style-name="T9">s :<text:line-break/><text:line-break/>Par hypothèse : (d) // …….<text:line-break/>et (d’) </text:span><text:span text:style-name="T16">⊥</text:span><text:span text:style-name="T40"> …….</text:span><text:span text:style-name="T18"><text:line-break/>Or si deux droites sont </text:span><text:span text:style-name="T19">parallèles,</text:span><text:span text:style-name="T18">…….</text:span><text:span text:style-name="T19"><text:line-break/>donc</text:span></text:p>
          </text:list-item>
        </text:list>
        <text:p text:style-name="Standard"/>
        <text:p text:style-name="Standard"/>
        <text:list xml:id="list175110868288033" text:continue-numbering="true" text:style-name="Numbering_20_4">
          <text:list-item>
            <text:p text:style-name="P13"><text:span text:style-name="T19">A</text:span><text:span text:style-name="T22">BC est un triangle rectangle en B. I est le milieu du segment [AB] et (d) est la parallèle à [BC] passant par I.<text:line-break/></text:span><text:span text:style-name="T19">Faire une figure puis compléter la démonstration ci-dessous pour montrer </text:span><text:span text:style-name="T20">que (d) </text:span><text:span text:style-name="T18">e</text:span><text:span text:style-name="T21">s</text:span><text:span text:style-name="T18">t </text:span><text:span text:style-name="T21">perpendiculaire à (AB)</text:span><text:span text:style-name="T18"> :<text:line-break/><text:line-break/>Par hypothèse : (d) // …….<text:line-break/></text:span><text:span text:style-name="T27">De plus, </text:span><text:span text:style-name="T26">ABC est un triangle rectangle en B<text:line-break/>donc </text:span><text:span text:style-name="T32">…….</text:span><text:span text:style-name="T18"> </text:span><text:span text:style-name="T16">⊥</text:span><text:span text:style-name="T40"> …….</text:span><text:span text:style-name="T18"><text:line-break/>Or si deux droites …….</text:span><text:span text:style-name="T19"><text:line-break/>donc : </text:span><text:span text:style-name="T20">(d)</text:span><text:span text:style-name="T18"> </text:span><text:span text:style-name="T16">⊥</text:span> <text:span text:style-name="T21">(AB)</text:span></text:p>
          </text:list-item>
        </text:list>
        <text:p text:style-name="P2"/>
        <text:p text:style-name="P2"/>
        <text:list xml:id="list175110094831404" text:continue-numbering="true" text:style-name="Numbering_20_4">
          <text:list-item>
            <text:p text:style-name="P12"><text:span text:style-name="T19"><text:s/></text:span><text:span text:style-name="T23">On considère </text:span><text:span text:style-name="T28">un</text:span><text:span text:style-name="T23"> rectangle ABCD tel que <text:line-break/>AB = 5 cm et BC = 4 cm. (d</text:span><text:span text:style-name="T7">1</text:span><text:span text:style-name="T23">) est la droite perpendiculaire à </text:span><text:span text:style-name="T28">(</text:span><text:span text:style-name="T23">BD) passant par A et (d</text:span><text:span text:style-name="T7">2</text:span><text:span text:style-name="T23">) celle qui passe par C.<text:line-break/></text:span><text:span text:style-name="T19">Faire une figure puis compléter la démonstration </text:span><text:span text:style-name="T28">suivante</text:span><text:span text:style-name="T19"> pour montrer </text:span><text:span text:style-name="T20">que (d</text:span><text:span text:style-name="T7">1</text:span><text:span text:style-name="T20">) </text:span><text:span text:style-name="T18">et </text:span><text:span text:style-name="T23">(d</text:span><text:span text:style-name="T7">2</text:span><text:span text:style-name="T23">) sont parallèles</text:span><text:span text:style-name="T18"> :<text:line-break/>Par hypothèse : (d</text:span><text:span text:style-name="T7">1</text:span><text:span text:style-name="T18">) </text:span><text:span text:style-name="T16">⊥</text:span><text:span text:style-name="T23"> </text:span><text:span text:style-name="T18">…….</text:span><text:span text:style-name="T23"> et </text:span><text:span text:style-name="T18">(d</text:span><text:span text:style-name="T8">2</text:span><text:span text:style-name="T18">) </text:span><text:span text:style-name="T16">⊥</text:span><text:span text:style-name="T23"> </text:span><text:span text:style-name="T18">…….<text:line-break/>Or deux droites…….<text:line-break/></text:span><text:span text:style-name="T19">donc : </text:span><text:span text:style-name="T18">…….</text:span></text:p>
          </text:list-item>
          <text:list-item>
            <text:p text:style-name="P7"><text:span text:style-name="T19"><text:s/></text:span><text:span text:style-name="T24">Soit</text:span><text:span text:style-name="T19"> un triangle ABC rectangle en B tel que <text:line-break/>AB = 4,3 cm et AC = 7,2 cm. </text:span><text:span text:style-name="T29">S</text:span><text:span text:style-name="T30">ur le segment [AC], </text:span><text:span text:style-name="T29">on place</text:span><text:span text:style-name="T19"> le point M tel que AM = 5,6 cm. </text:span><text:span text:style-name="T24">La</text:span><text:span text:style-name="T19"> perpendiculaire à la droite (BC) passant par le point M coupe (BC) au point N.<text:line-break/>Faire une figure puis compléter la démonstration ci-dessous pour montrer </text:span><text:span text:style-name="T20">que (</text:span><text:span text:style-name="T29">AB</text:span><text:span text:style-name="T20">) </text:span><text:span text:style-name="T18">et (</text:span><text:span text:style-name="T29">MN</text:span><text:span text:style-name="T18">) sont</text:span><text:span text:style-name="T20"> </text:span><text:span text:style-name="T29">parallèles</text:span><text:span text:style-name="T18"> :<text:line-break/><text:line-break/>Par hypothèse : (</text:span><text:span text:style-name="T29">MN</text:span><text:span text:style-name="T18">) </text:span><text:span text:style-name="T16">⊥</text:span><text:span text:style-name="T40"> …….</text:span><text:span text:style-name="T18"><text:line-break/></text:span><text:span text:style-name="T29">De plus</text:span><text:span text:style-name="T18"> </text:span><text:span text:style-name="T26">ABC est un triangle rectangle en B<text:line-break/>donc </text:span><text:span text:style-name="T32">…….</text:span><text:span text:style-name="T18"> </text:span><text:span text:style-name="T16">⊥</text:span><text:span text:style-name="T40"> …….</text:span><text:span text:style-name="T18"><text:line-break/>Or </text:span><text:span text:style-name="T25">deux droites </text:span><text:span text:style-name="T18">…….</text:span><text:span text:style-name="T19"><text:line-break/>donc : </text:span><text:span text:style-name="T18">…….</text:span></text:p>
          </text:list-item>
        </text:list>
        <text:p text:style-name="P3"/>
        <text:p text:style-name="P3"/>
        <text:list xml:id="list175111020593669" text:continue-numbering="true" text:style-name="Numbering_20_4">
          <text:list-item>
            <text:p text:style-name="P8">A<text:span text:style-name="T43">BCD est un carré de côté 5cm. On appelle G le milieu de [BC]. La perpendiculaire à </text:span><text:span text:style-name="T4">(</text:span><text:span text:style-name="T43">AG</text:span><text:span text:style-name="T4">)</text:span><text:span text:style-name="T43"> passant par D coupe [AB] en E et la parallèle à (DE) passant par B coupe [DC] en F.<text:line-break/></text:span><text:span text:style-name="T19">Faire une figure puis compléter la démonstration ci-dessous pour montrer </text:span><text:span text:style-name="T20">que </text:span><text:span text:style-name="T29">(AG) est aussi perpendiculaire à (BF)</text:span><text:span text:style-name="T18"> :<text:line-break/><text:line-break/>Par hypothèse : ……. </text:span><text:span text:style-name="T16">⊥</text:span><text:span text:style-name="T40"> ……. </text:span><text:span text:style-name="T41">et </text:span><text:span text:style-name="T40">…….</text:span><text:span text:style-name="T41"> // </text:span><text:span text:style-name="T40">…….</text:span><text:span text:style-name="T18"><text:line-break/>Or …….</text:span><text:span text:style-name="T19"><text:line-break/>donc : </text:span><text:span text:style-name="T18">…….</text:span></text:p>
          </text:list-item>
        </text:list>
        <text:p text:style-name="P4"/>
        <text:p text:style-name="P4"/>
        <text:list xml:id="list175110422775125" text:continue-numbering="true" text:style-name="Numbering_20_4">
          <text:list-item>
            <text:p text:style-name="P9">ABCD est un quadrilatère dont les côtés [AB] et [DC] sont parallèles et dont les diagonales se coupent en un point O. <text:span text:style-name="T44">On trace (d) la parallèle à [AB] passant par O.<text:line-break/></text:span><text:span text:style-name="T19">Faire une figure puis compléter la démonstration ci-dessous pour montrer </text:span><text:span text:style-name="T20">que : </text:span><text:span text:style-name="T29">(d) // (</text:span><text:span text:style-name="T35">DC</text:span><text:span text:style-name="T29">)</text:span><text:span text:style-name="T18"> :<text:line-break/><text:line-break/>Par hypothèse : ……. </text:span><text:span text:style-name="T40">// ……. </text:span><text:span text:style-name="T41">et </text:span><text:span text:style-name="T40">…….</text:span><text:span text:style-name="T41"> // </text:span><text:span text:style-name="T40">…….</text:span><text:span text:style-name="T18"><text:line-break/>Or …….</text:span><text:span text:style-name="T19"><text:line-break/>donc : </text:span><text:span text:style-name="T18">…….</text:span></text:p>
          </text:list-item>
          <text:list-item>
            <text:p text:style-name="P10"><text:s/><text:span text:style-name="T5">Un quadrilatère ABCD a 3 angles droits. En effet, (AB) est perpendiculaire à (AD) et (BC). Et (BC) est aussi perpendiculaire à (DC).<text:line-break/></text:span><text:span text:style-name="T30">Faire une figure puis compléter la démonstration ci-dessous pour montrer </text:span><text:span text:style-name="T31">que </text:span><text:span text:style-name="T33">le 4ème angle du quadrilatère est aussi droit</text:span><text:span text:style-name="T32"> :<text:line-break/><text:line-break/></text:span><text:span text:style-name="T33">a) Montrons que : (AD) // (BC)<text:line-break/></text:span><text:span text:style-name="T32">Par hypothèse : </text:span><text:span text:style-name="T37">…….</text:span><text:span text:style-name="T32"> </text:span><text:span text:style-name="T17">⊥</text:span><text:span text:style-name="T37"> ……. </text:span><text:span text:style-name="T38">et </text:span><text:span text:style-name="T37">…….</text:span><text:span text:style-name="T38"> </text:span><text:span text:style-name="T17">⊥</text:span><text:span text:style-name="T37"> …….</text:span><text:span text:style-name="T32"><text:line-break/>Or </text:span><text:span text:style-name="T37">…….</text:span><text:span text:style-name="T30"><text:line-break/>donc :</text:span><text:span text:style-name="T37">…….</text:span><text:span text:style-name="T30"><text:line-break/><text:line-break/></text:span><text:span text:style-name="T33">b) Montrons que : (AD) </text:span><text:span text:style-name="T17">⊥</text:span><text:span text:style-name="T33"> (DC)<text:line-break/>D’après a) : (AD) // </text:span><text:span text:style-name="T37">…….</text:span><text:span text:style-name="T33"><text:line-break/>Par hypothèse : </text:span><text:span text:style-name="T34">(DC) </text:span><text:span text:style-name="T17">⊥</text:span><text:span text:style-name="T33"> </text:span><text:span text:style-name="T37">…….</text:span><text:span text:style-name="T33"><text:line-break/></text:span><text:span text:style-name="T32">Or </text:span><text:span text:style-name="T37">…….</text:span><text:span text:style-name="T30"><text:line-break/>donc : </text:span><text:span text:style-name="T37">…….</text:span></text:p>
          </text:list-item>
        </text:list>
        <text:p text:style-name="P5"/>
        <text:p text:style-name="P5"/>
        <text:list xml:id="list175111337967296" text:continue-numbering="true" text:style-name="Numbering_20_4">
          <text:list-item>
            <text:p text:style-name="P11"><text:span text:style-name="T6">On considère</text:span><text:span text:style-name="T5"> un triangle JEU rectangle en E tel que UE = 6 cm et JE = </text:span><text:span text:style-name="T6">4</text:span><text:span text:style-name="T5"> cm. </text:span><text:span text:style-name="T6">I est le</text:span><text:span text:style-name="T5"> milieu du segment [JU]. </text:span><text:span text:style-name="T6">On trace </text:span><text:span text:style-name="T5">la parallèle à (JE) passant par le point I. Elle coupe le segment [EU] en un point K.<text:line-break/></text:span><text:span text:style-name="T30">Faire une figure puis compléter la démonstration ci-dessous pour montrer </text:span><text:span text:style-name="T33">que les droites (IK) et (EU) sont perpendiculaires.</text:span><text:span text:style-name="T32"> :<text:line-break/><text:line-break/>Par hypothèse, </text:span><text:span text:style-name="T36">JEU est un </text:span><text:span text:style-name="T37">…….</text:span><text:span text:style-name="T36"><text:line-break/>donc</text:span><text:span text:style-name="T32"> : ……. </text:span><text:span text:style-name="T17">⊥</text:span><text:span text:style-name="T37"> ……. <text:line-break/></text:span><text:span text:style-name="T39">De plus, par hypothèse, (IK) // </text:span><text:span text:style-name="T37">…….</text:span><text:span text:style-name="T32"><text:line-break/>Or …….</text:span><text:span text:style-name="T30"><text:line-break/>donc : </text:span><text:span text:style-name="T32">…….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99" draw:display-name="Gradient 1699" draw:style="radial" draw:cx="0%" draw:cy="70%" draw:start-color="#7ed2ed" draw:end-color="#009bb5" draw:start-intensity="100%" draw:end-intensity="100%" draw:border="0%"/>
    <draw:gradient draw:name="Gradient_20_1700" draw:display-name="Gradient 1700" draw:style="radial" draw:cx="0%" draw:cy="70%" draw:start-color="#7ed2ed" draw:end-color="#009bb5" draw:start-intensity="100%" draw:end-intensity="100%" draw:border="0%"/>
    <draw:gradient draw:name="Gradient_20_1701" draw:display-name="Gradient 1701" draw:style="radial" draw:cx="0%" draw:cy="70%" draw:start-color="#7ed2ed" draw:end-color="#009bb5" draw:start-intensity="100%" draw:end-intensity="100%" draw:border="0%"/>
    <draw:gradient draw:name="Gradient_20_1702" draw:display-name="Gradient 1702" draw:style="radial" draw:cx="0%" draw:cy="70%" draw:start-color="#7ed2ed" draw:end-color="#009bb5" draw:start-intensity="100%" draw:end-intensity="100%" draw:border="0%"/>
    <draw:gradient draw:name="Gradient_20_1703" draw:display-name="Gradient 1703" draw:style="radial" draw:cx="0%" draw:cy="70%" draw:start-color="#7ed2ed" draw:end-color="#009bb5" draw:start-intensity="100%" draw:end-intensity="100%" draw:border="0%"/>
    <draw:gradient draw:name="Gradient_20_85" draw:display-name="Gradient 85" draw:style="radial" draw:cx="30%" draw:cy="0%" draw:start-color="#7ed2ed" draw:end-color="#009bb5" draw:start-intensity="100%" draw:end-intensity="100%" draw:border="0%"/>
    <draw:gradient draw:name="Gradient_20_86" draw:display-name="Gradient 86" draw:style="radial" draw:cx="30%" draw:cy="0%" draw:start-color="#7ed2ed" draw:end-color="#009bb5" draw:start-intensity="100%" draw:end-intensity="100%" draw:border="0%"/>
    <draw:gradient draw:name="Gradient_20_87" draw:display-name="Gradient 87" draw:style="radial" draw:cx="30%" draw:cy="0%" draw:start-color="#7ed2ed" draw:end-color="#009bb5" draw:start-intensity="100%" draw:end-intensity="100%" draw:border="0%"/>
    <draw:gradient draw:name="Gradient_20_88" draw:display-name="Gradient 88" draw:style="radial" draw:cx="30%" draw:cy="0%" draw:start-color="#7ed2ed" draw:end-color="#009bb5" draw:start-intensity="100%" draw:end-intensity="100%" draw:border="0%"/>
    <draw:gradient draw:name="Gradient_20_89" draw:display-name="Gradient 89" draw:style="radial" draw:cx="30%" draw:cy="0%" draw:start-color="#7ed2ed" draw:end-color="#009bb5" draw:start-intensity="100%" draw:end-intensity="100%" draw:border="0%"/>
    <draw:gradient draw:name="Gradient_20_90" draw:display-name="Gradient 90" draw:style="radial" draw:cx="30%" draw:cy="0%" draw:start-color="#7ed2ed" draw:end-color="#009bb5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hibaud FONTANET</meta:initial-creator>
    <meta:creation-date>2006-09-10T11:53:40</meta:creation-date>
    <dc:date>2022-10-13T17:51:08.968369389</dc:date>
    <meta:print-date>2018-01-20T22:19:45.572000000</meta:print-date>
    <dc:language>fr-FR</dc:language>
    <meta:editing-cycles>211</meta:editing-cycles>
    <meta:editing-duration>P2DT45M41S</meta:editing-duration>
    <meta:document-statistic meta:table-count="0" meta:image-count="0" meta:object-count="0" meta:page-count="1" meta:paragraph-count="9" meta:word-count="621" meta:character-count="3106" meta:non-whitespace-character-count="2488"/>
    <meta:user-defined meta:name="Info 1"/>
    <meta:user-defined meta:name="Info 2"/>
    <meta:user-defined meta:name="Info 3"/>
    <meta:user-defined meta:name="Info 4"/>
  </office:meta>
</office:document-meta>
</file>